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76d" officeooo:paragraph-rsid="001d576d"/>
    </style:style>
    <style:style style:name="P2" style:family="paragraph" style:parent-style-name="Standard">
      <style:text-properties officeooo:rsid="001d576d" officeooo:paragraph-rsid="001f8732"/>
    </style:style>
    <style:style style:name="P3" style:family="paragraph" style:parent-style-name="Standard">
      <style:text-properties officeooo:rsid="001d576d" officeooo:paragraph-rsid="0021038d"/>
    </style:style>
    <style:style style:name="P4" style:family="paragraph" style:parent-style-name="Standard">
      <style:text-properties officeooo:paragraph-rsid="0021038d"/>
    </style:style>
    <style:style style:name="P5" style:family="paragraph" style:parent-style-name="Standard">
      <style:text-properties officeooo:paragraph-rsid="0021aca3"/>
    </style:style>
    <style:style style:name="T1" style:family="text">
      <style:text-properties officeooo:rsid="001d576d"/>
    </style:style>
    <style:style style:name="T2" style:family="text">
      <style:text-properties officeooo:rsid="001de936"/>
    </style:style>
    <style:style style:name="T3" style:family="text">
      <style:text-properties officeooo:rsid="001f8732"/>
    </style:style>
    <style:style style:name="T4" style:family="text">
      <style:text-properties officeooo:rsid="0021038d"/>
    </style:style>
    <style:style style:name="T5" style:family="text">
      <style:text-properties officeooo:rsid="0021aca3"/>
    </style:style>
    <style:style style:name="T6" style:family="text">
      <style:text-properties officeooo:rsid="00237eb6"/>
    </style:style>
    <style:style style:name="T7" style:family="text">
      <style:text-properties officeooo:rsid="00237f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Сцена когда шестёрка побеждает Найтмер*(сделано в виде сменяющихся слайдов)</text:p>
      <text:p text:style-name="P1">*Все персонажи ^ уходят, экран увеличивается на артефакт валяющийся в углу*</text:p>
      <text:p text:style-name="P1">*Экран возвращается обратно, но рядом с ним стоят двое земнопони*</text:p>
      <text:p text:style-name="P5"><text:span text:style-name="T1">*Земнопони 1*: </text:span>Да у тебя просто нюх на них! Я вообще ничего не почувствовал.<text:span text:style-name="T1"><text:line-break/>*Земнопони 2*: *Беря в зубы артефакт и бросая его в седельные сумки* </text:span><text:span text:style-name="T3">Не нужно уметь чувствовать магию, чтобы отличить Агнит от Зинита.</text:span></text:p>
      <text:p text:style-name="P2">*Земнопони 1*: <text:span text:style-name="T3">Так они ведь похожи!</text:span></text:p>
      <text:p text:style-name="P4"><text:span text:style-name="T1">*Земнопони 2*: … </text:span>Достаточно знать, что ни тот, ни другой не валялись бы в фундаменте старой крепости<text:span text:style-name="T3">, как это сейчас модно </text:span><text:span text:style-name="T6">использовать, например в</text:span><text:span text:style-name="T5"> </text:span><text:span text:style-name="T4">...</text:span></text:p>
      <text:p text:style-name="P4"><text:span text:style-name="T1">*Земнопони 1*: </text:span><text:span text:style-name="T5">*прерывая* </text:span>Ой, только не начинай. Лучше подумай, кому это сбыть?</text:p>
      <text:p text:style-name="P3">*Земнопони 2*: <text:span text:style-name="T5">*немного прищюриваясь* </text:span><text:span text:style-name="T4">Рогатые </text:span><text:span text:style-name="T5">явно </text:span><text:span text:style-name="T4">заинтересуются </text:span><text:span text:style-name="T5">этим</text:span><text:span text:style-name="T4"> ‘камушк</text:span><text:span text:style-name="T5">ом</text:span><text:span text:style-name="T4">’, что не источа</text:span><text:span text:style-name="T5">е</text:span><text:span text:style-name="T4">т маги</text:span><text:span text:style-name="T7">и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5-10-06T21:04:19.480885494</dc:date>
    <meta:editing-duration>PT48M13S</meta:editing-duration>
    <meta:editing-cycles>16</meta:editing-cycles>
    <meta:document-statistic meta:table-count="0" meta:image-count="0" meta:object-count="0" meta:page-count="1" meta:paragraph-count="8" meta:word-count="122" meta:character-count="796" meta:non-whitespace-character-count="682"/>
  </office:meta>
</office:document-meta>
</file>